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e3e3e3"/>
    </style:style>
    <style:style style:name="P2" style:family="paragraph" style:parent-style-name="Text_20_body">
      <style:paragraph-properties fo:line-height="115%" fo:padding="0.0193in" fo:border="0.0008in solid #e3e3e3"/>
    </style:style>
    <style:style style:name="P3" style:family="paragraph" style:parent-style-name="Text_20_body">
      <style:paragraph-properties fo:padding="0.0193in" fo:border="0.0008in solid #e3e3e3"/>
      <style:text-properties fo:color="#666666" style:font-name="Helvetica" fo:font-size="10pt" style:font-size-asian="10pt" style:font-size-complex="10pt"/>
    </style:style>
    <style:style style:name="P4" style:family="paragraph" style:parent-style-name="Text_20_body">
      <style:text-properties style:font-name="Helvetica"/>
    </style:style>
    <style:style style:name="P5" style:family="paragraph" style:parent-style-name="Horizontal_20_Line">
      <style:text-properties style:font-name="Helvetica"/>
    </style:style>
    <style:style style:name="P6" style:family="paragraph" style:parent-style-name="Standard">
      <style:text-properties style:font-name="Helvetica"/>
    </style:style>
    <style:style style:name="P7" style:family="paragraph" style:parent-style-name="Standard" style:list-style-name="L4">
      <style:paragraph-properties fo:line-height="115%"/>
      <style:text-properties fo:font-variant="normal" fo:text-transform="none" fo:color="#666666" style:font-name="Helvetica" fo:font-size="11pt" fo:letter-spacing="normal" fo:font-style="normal" fo:font-weight="normal" style:font-size-asian="11pt" style:font-weight-asian="normal" style:font-size-complex="11pt" style:font-weight-complex="normal"/>
    </style:style>
    <style:style style:name="P8" style:family="paragraph" style:parent-style-name="Standard" style:list-style-name="L3">
      <style:paragraph-properties fo:margin-top="0in" fo:margin-bottom="0in" fo:line-height="115%" fo:padding="0.0193in" fo:border="0.0008in solid #e3e3e3"/>
      <style:text-properties fo:font-variant="normal" fo:text-transform="none" fo:color="#666666" style:font-name="Helvetica" fo:font-size="11pt" fo:letter-spacing="normal" fo:font-style="normal" fo:font-weight="normal" style:font-size-asian="11pt" style:font-weight-asian="normal" style:font-size-complex="11pt" style:font-weight-complex="normal"/>
    </style:style>
    <style:style style:name="P9" style:family="paragraph" style:parent-style-name="Standard" style:list-style-name="L4">
      <style:paragraph-properties fo:margin-top="0in" fo:margin-bottom="0in" fo:line-height="115%" fo:padding="0.0193in" fo:border="0.0008in solid #e3e3e3"/>
      <style:text-properties fo:font-variant="normal" fo:text-transform="none" fo:color="#666666" style:font-name="Helvetica" fo:font-size="11pt" fo:letter-spacing="normal" fo:font-style="normal" fo:font-weight="normal" style:font-size-asian="11pt" style:font-weight-asian="normal" style:font-size-complex="11pt" style:font-weight-complex="normal"/>
    </style:style>
    <style:style style:name="P10" style:family="paragraph" style:parent-style-name="Standard" style:list-style-name="L5">
      <style:paragraph-properties fo:margin-top="0in" fo:margin-bottom="0in" fo:line-height="115%" fo:padding="0.0193in" fo:border="0.0008in solid #e3e3e3"/>
      <style:text-properties fo:font-variant="normal" fo:text-transform="none" fo:color="#666666" style:font-name="Helvetica" fo:font-size="11pt" fo:letter-spacing="normal" fo:font-style="normal" fo:font-weight="normal" style:font-size-asian="11pt" style:font-weight-asian="normal" style:font-size-complex="11pt" style:font-weight-complex="normal"/>
    </style:style>
    <style:style style:name="P11" style:family="paragraph" style:parent-style-name="Standard" style:list-style-name="L3">
      <style:paragraph-properties fo:line-height="115%" fo:padding="0.0193in" fo:border="0.0008in solid #e3e3e3"/>
      <style:text-properties fo:font-variant="normal" fo:text-transform="none" fo:color="#666666" style:font-name="Helvetica" fo:font-size="11pt" fo:letter-spacing="normal" fo:font-style="normal" fo:font-weight="normal" style:font-size-asian="11pt" style:font-weight-asian="normal" style:font-size-complex="11pt" style:font-weight-complex="normal"/>
    </style:style>
    <style:style style:name="P12" style:family="paragraph" style:parent-style-name="Text_20_body" style:list-style-name="L1">
      <style:paragraph-properties fo:margin-top="0in" fo:margin-bottom="0in" fo:line-height="115%" fo:padding="0.0193in" fo:border="0.0008in solid #e3e3e3"/>
      <style:text-properties fo:color="#666666" style:font-name="Helvetica" fo:font-size="11pt" style:font-size-asian="11pt" style:font-size-complex="11pt"/>
    </style:style>
    <style:style style:name="P13" style:family="paragraph" style:parent-style-name="Text_20_body" style:list-style-name="L2">
      <style:paragraph-properties fo:margin-top="0in" fo:margin-bottom="0in" fo:line-height="115%" fo:padding="0.0193in" fo:border="0.0008in solid #e3e3e3"/>
      <style:text-properties fo:color="#666666" style:font-name="Helvetica" fo:font-size="11pt" style:font-size-asian="11pt" style:font-size-complex="11pt"/>
    </style:style>
    <style:style style:name="P14" style:family="paragraph" style:parent-style-name="Text_20_body" style:list-style-name="L6">
      <style:paragraph-properties fo:margin-top="0in" fo:margin-bottom="0in" fo:padding="0.0193in" fo:border="0.0008in solid #e3e3e3"/>
      <style:text-properties fo:color="#666666" style:font-name="Helvetica" fo:font-size="11pt" style:font-size-asian="11pt" style:font-size-complex="11pt"/>
    </style:style>
    <style:style style:name="P15" style:family="paragraph" style:parent-style-name="Text_20_body" style:list-style-name="L2">
      <style:paragraph-properties fo:margin-top="0in" fo:margin-bottom="0in" fo:line-height="115%" fo:padding="0.0193in" fo:border="0.0008in solid #e3e3e3"/>
      <style:text-properties fo:font-variant="normal" fo:text-transform="none" fo:color="#666666" style:font-name="Helvetica" fo:font-size="11pt" fo:letter-spacing="normal" fo:font-style="normal" fo:font-weight="normal" style:font-size-asian="11pt" style:font-size-complex="11pt"/>
    </style:style>
    <style:style style:name="P16" style:family="paragraph" style:parent-style-name="Text_20_body" style:list-style-name="L4">
      <style:paragraph-properties fo:margin-top="0in" fo:margin-bottom="0in" fo:line-height="115%" fo:padding="0.0193in" fo:border="0.0008in solid #e3e3e3"/>
      <style:text-properties fo:font-variant="normal" fo:text-transform="none" style:font-name="Helvetica" fo:font-size="11pt" fo:letter-spacing="normal" fo:font-style="normal" fo:font-weight="normal"/>
    </style:style>
    <style:style style:name="P17" style:family="paragraph" style:parent-style-name="Text_20_body" style:list-style-name="L1">
      <style:paragraph-properties fo:line-height="115%" fo:padding="0.0193in" fo:border="0.0008in solid #e3e3e3"/>
      <style:text-properties fo:color="#666666" style:font-name="Helvetica" fo:font-size="11pt" style:font-size-asian="11pt" style:font-size-complex="11pt"/>
    </style:style>
    <style:style style:name="P18" style:family="paragraph" style:parent-style-name="Text_20_body" style:list-style-name="L2">
      <style:paragraph-properties fo:line-height="115%" fo:padding="0.0193in" fo:border="0.0008in solid #e3e3e3"/>
      <style:text-properties fo:color="#666666" style:font-name="Helvetica" fo:font-size="11pt" style:font-size-asian="11pt" style:font-size-complex="11pt"/>
    </style:style>
    <style:style style:name="P19" style:family="paragraph" style:parent-style-name="Text_20_body" style:list-style-name="L7">
      <style:paragraph-properties fo:line-height="115%" fo:padding="0.0193in" fo:border="0.0008in solid #e3e3e3"/>
      <style:text-properties fo:color="#666666" style:font-name="Helvetica" fo:font-size="11pt" style:font-size-asian="11pt" style:font-size-complex="11pt"/>
    </style:style>
    <style:style style:name="P20" style:family="paragraph" style:parent-style-name="Text_20_body" style:list-style-name="L6">
      <style:paragraph-properties fo:padding="0.0193in" fo:border="0.0008in solid #e3e3e3"/>
      <style:text-properties fo:color="#666666" style:font-name="Helvetica" fo:font-size="11pt" style:font-size-asian="11pt" style:font-size-complex="11pt"/>
    </style:style>
    <style:style style:name="P21" style:family="paragraph" style:parent-style-name="Text_20_body" style:list-style-name="L1">
      <style:paragraph-properties fo:line-height="115%" fo:padding="0.0193in" fo:border="0.0008in solid #e3e3e3"/>
      <style:text-properties fo:font-variant="normal" fo:text-transform="none" fo:color="#666666" style:font-name="Helvetica" fo:font-size="11pt" fo:letter-spacing="normal" fo:font-style="normal" fo:font-weight="normal" style:font-size-asian="11pt" style:font-size-complex="11pt"/>
    </style:style>
    <style:style style:name="T1" style:family="text">
      <style:text-properties fo:font-variant="normal" fo:text-transform="none" fo:color="#666666" style:font-name="Helvetica" fo:font-size="11pt" fo:letter-spacing="normal" fo:font-style="normal" fo:font-weight="normal" style:font-size-asian="11pt" style:font-style-asian="normal" style:font-size-complex="11pt" style:font-style-complex="normal"/>
    </style:style>
    <style:style style:name="T2" style:family="text">
      <style:text-properties fo:font-variant="normal" fo:text-transform="none" fo:color="#666666" style:font-name="Helvetica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666666" style:font-name="Helvetica" fo:font-size="12pt" fo:letter-spacing="normal" fo:font-style="normal" fo:font-weight="normal" style:font-size-asian="12pt" style:font-style-asian="normal" style:font-size-complex="12pt" style:font-style-complex="normal"/>
    </style:style>
    <style:style style:name="T4" style:family="text">
      <style:text-properties fo:font-variant="normal" fo:text-transform="none" fo:color="#333333" style:font-name="Helvetica" fo:font-size="12pt" fo:letter-spacing="normal" fo:font-style="normal" fo:font-weight="normal" style:font-size-asian="12pt" style:font-style-asian="normal" style:font-size-complex="12pt" style:font-style-complex="normal"/>
    </style:style>
    <style:style style:name="T5" style:family="text">
      <style:text-properties fo:font-variant="normal" fo:text-transform="none" fo:color="#111111" style:font-name="Helvetica" fo:font-size="12pt" fo:letter-spacing="normal" fo:font-style="normal" style:font-size-asian="12pt" style:font-style-asian="normal" style:font-size-complex="12pt" style:font-style-complex="normal"/>
    </style:style>
    <style:style style:name="T6" style:family="text">
      <style:text-properties fo:font-variant="normal" fo:text-transform="none" fo:color="#111111" style:font-name="Helvetica" fo:font-size="12pt" fo:letter-spacing="normal" fo:font-style="normal" fo:font-weight="normal" style:font-size-asian="12pt" style:font-style-asian="normal" style:font-size-complex="12pt" style:font-style-complex="normal"/>
    </style:style>
    <style:style style:name="T7" style:family="text">
      <style:text-properties style:font-name="Helvetica"/>
    </style:style>
    <style:style style:name="T8" style:family="text">
      <style:text-properties fo:color="#666666" style:font-size-asian="11pt" style:font-weight-asian="normal" style:font-size-complex="11pt" style:font-weight-complex="normal"/>
    </style:style>
    <style:style style:name="T9" style:family="text">
      <style:text-properties fo:color="#666666" style:font-size-asian="11pt" style:font-size-complex="11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7">James Q. Thompson | Sr. Product Designer</text:span></text:span></text:p>
      <text:p text:style-name="P3">Austin, TX | 202.271.5700 | http://qbi11y.github.io/portfolio | thompsonjamesquillan@gmail.com</text:p>
      <text:p text:style-name="P5"/>
      <text:p text:style-name="P2"><text:span text:style-name="Strong_20_Emphasis"><text:span text:style-name="T7">Summary:</text:span></text:span><text:span text:style-name="T7"> </text:span><text:span text:style-name="T2">Experienced Sr. UX Designer with 12+ years of expertise, specializing in UX design, development, and collaborative troubleshooting. Proven success in leading design strategy in ever-changing environments. Skilled in wireframing, prototyping, design systems, managing design teams, budgets (ranging from $250k-$500k) and optimizing operational efficiency. </text:span><text:span text:style-name="Emphasis"><text:span text:style-name="T3">Seeking roles that leverage technology and design synergy to achieve impactful business outcomes for both the organization and customers.</text:span></text:span></text:p>
      <text:p text:style-name="P1"><text:span text:style-name="Emphasis"><text:span text:style-name="T4"><text:line-break/></text:span></text:span><text:span text:style-name="Strong_20_Emphasis"><text:span text:style-name="T5">Skills:</text:span></text:span><text:span text:style-name="Emphasis"><text:span text:style-name="T6"> </text:span></text:span><text:span text:style-name="Emphasis"><text:span text:style-name="T1">React | Node | Python | SQL | CSS | Bash | RESTful APIs | Prototyping | Wire Framing | AWS<text:line-break/> <text:s text:c="12"/>UX Design | AI/ML | Design Thinking | Lottie | GSAP | Figma | Creative Cloud | Git </text:span></text:span></text:p>
      <text:p text:style-name="P5"/>
      <text:p text:style-name="P1"><text:span text:style-name="Strong_20_Emphasis"><text:span text:style-name="T7">Professional Experience:</text:span></text:span></text:p>
      <text:p text:style-name="P1"><text:span text:style-name="Strong_20_Emphasis"><text:span text:style-name="T7">Sr. Design Technologist, IBM | Sep 2019 – May 2023:</text:span></text:span></text:p>
      <text:list xml:id="list6609514405766277539" text:style-name="L1">
        <text:list-item>
          <text:p text:style-name="P12">Automated front-end integration of predictive AI/ML models in prototypes, achieving &lt;10-minute setup without prior knowledge of AI/ML.</text:p>
        </text:list-item>
        <text:list-item>
          <text:p text:style-name="P12">Spearheaded the development of an interactive React component playground, increasing component library adoption by 30%.</text:p>
        </text:list-item>
        <text:list-item>
          <text:p text:style-name="P12">Led the design, development and deployment of a responsive website, visualizing the converged pattern library's growth, using Lottie and GSAP, enabling leadership to see pattern growth in a common location.</text:p>
        </text:list-item>
        <text:list-item>
          <text:p text:style-name="P17">Collaborated in cross-functional teams to develop interactive prototypes for user research, reducing time to market by ~15%.</text:p>
        </text:list-item>
        <text:list-item>
          <text:p text:style-name="P21">Coded reusable React components for the design system, ensuring optimal functionality and contributed to ongoing support and CI/CD maintenance efforts.</text:p>
        </text:list-item>
      </text:list>
      <text:p text:style-name="P1"><text:span text:style-name="Strong_20_Emphasis"><text:span text:style-name="T7">Lead UX Designer, IBM | Nov 2016 – Sep 2019:</text:span></text:span></text:p>
      <text:list xml:id="list2191190564377703251" text:style-name="L2">
        <text:list-item>
          <text:p text:style-name="P13">Established a streamlined process to empower designers and removed reliance on engineering resources to provision VMs to host prototypes resulting in a 95% drop in time to provision and deploy interactive prototypes for user research.</text:p>
        </text:list-item>
        <text:list-item>
          <text:p text:style-name="P15">Leveraged interactive prototypes to advocate for the integration of the drag-and-drop feature into the SaaS Watson Assistant (AI Chat) product, resulting in a 43% increase in customer satisfaction.</text:p>
        </text:list-item>
        <text:list-item>
          <text:p text:style-name="P13">Revamped IaaS VM configuration and subscription workflows, achieving a significant ~25% increase in conversion rates.</text:p>
        </text:list-item>
        <text:list-item>
          <text:p text:style-name="P18">Designed and implemented a CLI utility ensuring 100% alignment with the latest library components.</text:p>
        </text:list-item>
      </text:list>
      <text:p text:style-name="P1"><text:span text:style-name="Strong_20_Emphasis"><text:span text:style-name="T7">Design Manager, Gravitant | Aug 2014-Nov 2016:</text:span></text:span></text:p>
      <text:list xml:id="list6613854308995229450" text:style-name="L3">
        <text:list-item>
          <text:p text:style-name="P8">Developed a user experience strategy and efficiently managed resources to execute the plan, resulting in a notable 20% increase in customer adoption and the subsequent acquisition by IBM.</text:p>
        </text:list-item>
        <text:list-item>
          <text:p text:style-name="P11">Educated leadership on the design process and modern web technologies, resulting in the successful securing of $500k in funding for the development of a modern user experience.</text:p>
        </text:list-item>
      </text:list>
      <text:p text:style-name="Text_20_body"><text:soft-page-break/><text:span text:style-name="Strong_20_Emphasis"><text:span text:style-name="T7">Principal Interaction Designer, Dell | Aug 2011 – Feb 2014:</text:span></text:span></text:p>
      <text:list xml:id="list5717530951107774554" text:style-name="L4">
        <text:list-item>
          <text:p text:style-name="P7">Conducted user research using interactive prototypes, and leveraged findings to enhance user workflows and overall user experience of converged infrastructure offering. Contributed to the successful on-schedule launch of the product.</text:p>
        </text:list-item>
        <text:list-item>
          <text:p text:style-name="P9">Conceptualized and documented a process for creating data-driven prototypes, enabling designers to generate prototypes for user research independently, reducing reliance on engineering resources by 95%.</text:p>
        </text:list-item>
        <text:list-item>
          <text:p text:style-name="P16"><text:span text:style-name="T8">Partnered with engineering to scope projects and w</text:span><text:span text:style-name="T9">rite user stories and establish acceptance criteria.</text:span></text:p>
          <text:p text:style-name="P9"/>
        </text:list-item>
      </text:list>
      <text:p text:style-name="P1"><text:span text:style-name="Strong_20_Emphasis"><text:span text:style-name="T7">User Experience Manager, HP | Jun 2008 – Aug 2011:</text:span></text:span></text:p>
      <text:list xml:id="list428433351858818305" text:style-name="L5">
        <text:list-item>
          <text:p text:style-name="P10">Collaborated with diverse engineering groups to architect user experience proof of concepts, securing a $250k investment for an expanded initiative that laid the foundation for the HPOne design language.</text:p>
        </text:list-item>
      </text:list>
      <text:p text:style-name="P4"/>
      <text:p text:style-name="P1"><text:span text:style-name="Strong_20_Emphasis"><text:span text:style-name="T7">Education:</text:span></text:span></text:p>
      <text:list xml:id="list1851276066752280849" text:style-name="L6">
        <text:list-item>
          <text:p text:style-name="P14">Bachelor of Environmental Design in Architecture, North Carolina State University</text:p>
        </text:list-item>
        <text:list-item>
          <text:p text:style-name="P14">Bachelor of Design in Graphic Design, North Carolina State University</text:p>
        </text:list-item>
        <text:list-item>
          <text:p text:style-name="P14">Data Engineering w/ SQL and AWS, University of Texas at Austin Data Analytics Certification</text:p>
        </text:list-item>
        <text:list-item>
          <text:p text:style-name="P20">Makersquare Front-End Development</text:p>
        </text:list-item>
      </text:list>
      <text:p text:style-name="P5"/>
      <text:p text:style-name="P1"><text:span text:style-name="Strong_20_Emphasis"><text:span text:style-name="T7">Notable Achievements:</text:span></text:span></text:p>
      <text:list xml:id="list3436147614953252084" text:style-name="L7">
        <text:list-item>
          <text:p text:style-name="P19">Cradle for portable server monitor: Developed a physical housing for a digital server, demonstrating my understanding of the physical world in which digital products live.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Thompson</meta:initial-creator>
    <meta:creation-date>2024-03-07T08:15:26</meta:creation-date>
    <dc:date>2024-05-22T08:15:44</dc:date>
    <dc:creator>James Thompson</dc:creator>
    <meta:editing-duration>P33DT9H49M39S</meta:editing-duration>
    <meta:editing-cycles>25</meta:editing-cycles>
    <meta:generator>OpenOffice/4.1.15$Unix OpenOffice.org_project/4115m2$Build-9813</meta:generator>
    <meta:document-statistic meta:table-count="0" meta:image-count="0" meta:object-count="0" meta:page-count="2" meta:paragraph-count="32" meta:word-count="596" meta:character-count="4084"/>
  </office:meta>
</office:document-meta>
</file>